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LM Mono 10" officeooo:rsid="001b277d" officeooo:paragraph-rsid="001b277d"/>
    </style:style>
    <style:style style:name="P3" style:family="paragraph" style:parent-style-name="Text_20_body">
      <style:paragraph-properties fo:text-align="start" style:justify-single-word="false"/>
      <style:text-properties style:font-name="LM Mono 10" officeooo:rsid="0025a253" officeooo:paragraph-rsid="00279256"/>
    </style:style>
    <style:style style:name="P4" style:family="paragraph" style:parent-style-name="Text_20_body">
      <style:paragraph-properties fo:text-align="center" style:justify-single-word="false"/>
      <style:text-properties style:font-name="LM Mono 10" officeooo:rsid="0025a253" officeooo:paragraph-rsid="0025a253"/>
    </style:style>
    <style:style style:name="P5" style:family="paragraph" style:parent-style-name="Text_20_body">
      <style:paragraph-properties fo:text-align="start" style:justify-single-word="false"/>
      <style:text-properties style:font-name="Cambria" fo:font-weight="normal" officeooo:rsid="0025a253" officeooo:paragraph-rsid="002f46d5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font-weight="normal" officeooo:rsid="0025a253" officeooo:paragraph-rsid="00300f86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officeooo:rsid="0025a253" officeooo:paragraph-rsid="003138a9"/>
    </style:style>
    <style:style style:name="P8" style:family="paragraph" style:parent-style-name="Text_20_body">
      <style:paragraph-properties fo:text-align="start" style:justify-single-word="false"/>
      <style:text-properties style:font-name="Cambria" officeooo:rsid="0025a253" officeooo:paragraph-rsid="00322c26"/>
    </style:style>
    <style:style style:name="P9" style:family="paragraph" style:parent-style-name="Text_20_body">
      <style:paragraph-properties fo:text-align="start" style:justify-single-word="false"/>
      <style:text-properties style:font-name="Cambria" officeooo:rsid="0025a253" officeooo:paragraph-rsid="00342331"/>
    </style:style>
    <style:style style:name="P10" style:family="paragraph" style:parent-style-name="Text_20_body">
      <style:paragraph-properties fo:text-align="start" style:justify-single-word="false"/>
      <style:text-properties style:font-name="Cambria" officeooo:rsid="0025a253" officeooo:paragraph-rsid="0039c876"/>
    </style:style>
    <style:style style:name="P11" style:family="paragraph" style:parent-style-name="Text_20_body">
      <style:paragraph-properties fo:text-align="start" style:justify-single-word="false"/>
      <style:text-properties style:font-name="Cambria" officeooo:rsid="0025a253" officeooo:paragraph-rsid="003b064a"/>
    </style:style>
    <style:style style:name="P12" style:family="paragraph" style:parent-style-name="Text_20_body">
      <style:paragraph-properties fo:text-align="start" style:justify-single-word="false"/>
      <style:text-properties style:font-name="Cambria" officeooo:rsid="0025a253" officeooo:paragraph-rsid="003c4b93"/>
    </style:style>
    <style:style style:name="P13" style:family="paragraph" style:parent-style-name="Text_20_body">
      <style:paragraph-properties fo:text-align="start" style:justify-single-word="false"/>
      <style:text-properties style:font-name="Cambria" officeooo:rsid="0025a253" officeooo:paragraph-rsid="003d8bfa"/>
    </style:style>
    <style:style style:name="P14" style:family="paragraph" style:parent-style-name="Text_20_body">
      <style:paragraph-properties fo:text-align="start" style:justify-single-word="false"/>
      <style:text-properties style:font-name="Cambria" officeooo:rsid="0025a253" officeooo:paragraph-rsid="003dfb94"/>
    </style:style>
    <style:style style:name="P15" style:family="paragraph" style:parent-style-name="Text_20_body">
      <style:paragraph-properties fo:text-align="start" style:justify-single-word="false"/>
      <style:text-properties style:font-name="Cambria" officeooo:rsid="0025a253" officeooo:paragraph-rsid="003fe1d3"/>
    </style:style>
    <style:style style:name="P16" style:family="paragraph" style:parent-style-name="Text_20_body">
      <style:text-properties style:font-name="Cambria" officeooo:paragraph-rsid="0039c876"/>
    </style:style>
    <style:style style:name="P17" style:family="paragraph" style:parent-style-name="Title">
      <style:text-properties officeooo:rsid="00216c38" officeooo:paragraph-rsid="00216c38"/>
    </style:style>
    <style:style style:name="P18" style:family="paragraph" style:parent-style-name="Standard">
      <style:paragraph-properties fo:text-align="center" style:justify-single-word="false"/>
      <style:text-properties fo:font-variant="small-caps" style:font-name="Liberation Sans" fo:font-size="14pt" style:font-size-asian="14pt" style:font-size-complex="14pt"/>
    </style:style>
    <style:style style:name="P19" style:family="paragraph" style:parent-style-name="Text_20_body">
      <style:paragraph-properties fo:text-align="center" style:justify-single-word="false" fo:break-before="page"/>
      <style:text-properties style:font-name="LM Mono 10" officeooo:rsid="0025a253" officeooo:paragraph-rsid="0025a253"/>
    </style:style>
    <style:style style:name="P20" style:family="paragraph" style:parent-style-name="Subtitle">
      <style:text-properties style:font-name="Courier New"/>
    </style:style>
    <style:style style:name="P21" style:family="paragraph" style:parent-style-name="Text_20_body">
      <style:paragraph-properties fo:text-align="start" style:justify-single-word="false"/>
      <style:text-properties style:font-name="Cambria" officeooo:rsid="0034afdb" officeooo:paragraph-rsid="0034afdb"/>
    </style:style>
    <style:style style:name="P22" style:family="paragraph" style:parent-style-name="Text_20_body">
      <style:paragraph-properties fo:text-align="start" style:justify-single-word="false"/>
      <style:text-properties style:font-name="Cambria" officeooo:rsid="0034afdb" officeooo:paragraph-rsid="0035daee"/>
    </style:style>
    <style:style style:name="P23" style:family="paragraph" style:parent-style-name="Text_20_body">
      <style:paragraph-properties fo:text-align="start" style:justify-single-word="false"/>
      <style:text-properties style:font-name="Cambria" officeooo:rsid="0034afdb" officeooo:paragraph-rsid="0037d1bb"/>
    </style:style>
    <style:style style:name="P24" style:family="paragraph" style:parent-style-name="Text_20_body">
      <style:paragraph-properties fo:text-align="start" style:justify-single-word="false"/>
      <style:text-properties style:font-name="Cambria" fo:font-weight="normal" officeooo:rsid="0039c876" officeooo:paragraph-rsid="0039c876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Cambria" officeooo:rsid="003fb227" officeooo:paragraph-rsid="003fe1d3"/>
    </style:style>
    <style:style style:name="P26" style:family="paragraph" style:parent-style-name="Text_20_body">
      <style:paragraph-properties fo:text-align="start" style:justify-single-word="false"/>
      <style:text-properties style:font-name="Cambria" officeooo:rsid="003fe1d3" officeooo:paragraph-rsid="003dfb94"/>
    </style:style>
    <style:style style:name="P27" style:family="paragraph" style:parent-style-name="Text_20_body">
      <style:paragraph-properties fo:text-align="start" style:justify-single-word="false"/>
      <style:text-properties style:font-name="Cambria" officeooo:rsid="0025a253" officeooo:paragraph-rsid="003fe1d3"/>
    </style:style>
    <style:style style:name="P28" style:family="paragraph" style:parent-style-name="Text_20_body">
      <style:paragraph-properties fo:text-align="center" style:justify-single-word="false"/>
      <style:text-properties style:font-name="LM Mono 10" officeooo:rsid="0025a253" officeooo:paragraph-rsid="00279256"/>
    </style:style>
    <style:style style:name="P29" style:family="paragraph" style:parent-style-name="Text_20_body">
      <style:paragraph-properties fo:text-align="center" style:justify-single-word="false" fo:break-before="page"/>
      <style:text-properties style:font-name="LM Mono 10" officeooo:rsid="0025a253" officeooo:paragraph-rsid="00279256"/>
    </style:style>
    <style:style style:name="P30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29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9c876" style:font-weight-asian="normal" style:font-weight-complex="normal"/>
    </style:style>
    <style:style style:name="T4" style:family="text">
      <style:text-properties fo:font-weight="normal" officeooo:rsid="003a207b" style:font-weight-asian="normal" style:font-weight-complex="normal"/>
    </style:style>
    <style:style style:name="T5" style:family="text">
      <style:text-properties style:font-name="Consolas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00f86" style:font-weight-asian="bold" style:font-weight-complex="bold"/>
    </style:style>
    <style:style style:name="T8" style:family="text">
      <style:text-properties fo:font-weight="bold" officeooo:rsid="003124f7" style:font-weight-asian="bold" style:font-weight-complex="bold"/>
    </style:style>
    <style:style style:name="T9" style:family="text">
      <style:text-properties fo:font-weight="bold" officeooo:rsid="0037d1bb" style:font-weight-asian="bold" style:font-weight-complex="bold"/>
    </style:style>
    <style:style style:name="T10" style:family="text">
      <style:text-properties fo:font-weight="bold" officeooo:rsid="0039c876" style:font-weight-asian="bold" style:font-weight-complex="bold"/>
    </style:style>
    <style:style style:name="T11" style:family="text">
      <style:text-properties fo:font-weight="bold" officeooo:rsid="003dfb94" style:font-weight-asian="bold" style:font-weight-complex="bold"/>
    </style:style>
    <style:style style:name="T12" style:family="text">
      <style:text-properties fo:font-weight="bold" officeooo:rsid="003fb227" style:font-weight-asian="bold" style:font-weight-complex="bold"/>
    </style:style>
    <style:style style:name="T13" style:family="text">
      <style:text-properties officeooo:rsid="002f46d5"/>
    </style:style>
    <style:style style:name="T14" style:family="text">
      <style:text-properties officeooo:rsid="00300f86"/>
    </style:style>
    <style:style style:name="T15" style:family="text">
      <style:text-properties officeooo:rsid="003124f7"/>
    </style:style>
    <style:style style:name="T16" style:family="text">
      <style:text-properties officeooo:rsid="00322c26"/>
    </style:style>
    <style:style style:name="T17" style:family="text">
      <style:text-properties style:font-name="Cambria"/>
    </style:style>
    <style:style style:name="T18" style:family="text">
      <style:text-properties style:font-name="Cambria" officeooo:rsid="002b597e"/>
    </style:style>
    <style:style style:name="T19" style:family="text">
      <style:text-properties style:font-name="Cambria" officeooo:rsid="002ce130"/>
    </style:style>
    <style:style style:name="T20" style:family="text">
      <style:text-properties officeooo:rsid="00342331"/>
    </style:style>
    <style:style style:name="T21" style:family="text">
      <style:text-properties officeooo:rsid="0039c876"/>
    </style:style>
    <style:style style:name="T22" style:family="text">
      <style:text-properties officeooo:rsid="003b064a"/>
    </style:style>
    <style:style style:name="T23" style:family="text">
      <style:text-properties officeooo:rsid="003c4b93"/>
    </style:style>
    <style:style style:name="T24" style:family="text">
      <style:text-properties officeooo:rsid="003d8bfa"/>
    </style:style>
    <style:style style:name="T25" style:family="text">
      <style:text-properties officeooo:rsid="003dfb94"/>
    </style:style>
    <style:style style:name="T26" style:family="text">
      <style:text-properties officeooo:rsid="003fb227"/>
    </style:style>
    <style:style style:name="T27" style:family="text">
      <style:text-properties officeooo:rsid="003fe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lass Design Report</text:p>
      <text:p text:style-name="Text_20_body"/>
      <text:p text:style-name="P17"><text:span text:style-name="T5"><text:s/>__ <text:s/>__ <text:s text:c="16"/>_ <text:s text:c="2"/>_ <text:s text:c="12"/><text:line-break/>| <text:s/>\/ <text:s/>|_ <text:s text:c="2"/>_ _ __ __ _| |_(_)_ __ <text:s text:c="2"/>__ _ <text:line-break/>| |\/| | | | | '__/ _` | __| | '_ \ / _` |<text:line-break/>| | <text:s/>| | |_| | | | (_| | |_| | | | | (_| |<text:line-break/>|_| <text:s/>|_|\__,_|_| <text:s/>\__,_|\__|_|_| |_|\__,_|</text:span><text:line-break/></text:p>
      <text:p text:style-name="P20">(The Restaurant Game)</text:p>
      <text:p text:style-name="Text_20_body"/>
      <text:h text:style-name="P30" text:outline-level="3"/>
      <text:p text:style-name="P18">by</text:p>
      <text:p text:style-name="P18">Taimo Peelo</text:p>
      <text:p text:style-name="P18">Michael Ngugi Michu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ty of Tartu</text:p>
      <text:p text:style-name="P2">Systems Modelling <text:span text:style-name="T1">Course</text:span></text:p>
      <text:p text:style-name="P2">Fall 2014</text:p>
      <text:p text:style-name="P19"><text:span text:style-name="T6"><text:s text:c="28"/>_ <text:s text:c="23"/><text:line-break/> /\_|__|_._o|_ <text:s text:c="2"/>_|_ _ <text:s/>_ // \._ <text:s/>_ .__._|_o _ ._ <text:s/>_ <text:line-break/>/--\|_ |_| ||_)|_||_(/__&gt;/ \_/|_)(/_|(_| |_|(_)| |_&gt; <text:line-break/> <text:s text:c="29"/>| <text:s text:c="21"/></text:span><text:line-break/></text:p>
      <text:p text:style-name="P16"><text:span text:style-name="T6">Removed classes </text:span><text:span text:style-name="T7">(since HW2)</text:span><text:span text:style-name="T6">:</text:span><text:line-break/><text:span text:style-name="T2"><text:tab/>TrainingCourse</text:span></text:p>
      <text:p text:style-name="P5"><text:tab/><text:span text:style-name="T13">ClientStatistics</text:span></text:p>
      <text:p text:style-name="P6"><text:tab/><text:span text:style-name="T14">MealSatisfaction</text:span></text:p>
      <text:p text:style-name="P7"><text:tab/><text:tab/><text:tab/><text:tab/> <text:s/><text:line-break/><text:span text:style-name="T6">Added classes </text:span><text:span text:style-name="T8">(since HW2)</text:span><text:span text:style-name="T6">:</text:span></text:p>
      <text:p text:style-name="P8"><text:span text:style-name="T6"><text:tab/>SimulationGenerator</text:span> <text:span text:style-name="T15">(data generation for Client's, Employees, <text:s/>combinatorics)</text:span>:<text:line-break/><text:tab/><text:tab/>Client +rndClient()<text:line-break/><text:tab/><text:tab/>Set&lt;Client&gt; +rndPopulation(Integer populationSize)<text:line-break/><text:tab/><text:tab/>Employee +rndEmployee(EmployeeType employeeType)<text:line-break/><text:tab/><text:tab/>Set&lt;Employee&gt; +rndStaff(Map&lt;EmployeeType, Integer&gt; employeeCounts)<text:line-break/><text:tab/><text:tab/>Set&lt;Integer&gt; +rndCombination(Integer k, Integer n)<text:line-break/><text:tab/><text:tab/>Set&lt;T&gt; +rndCombination(Integer k, Set&lt;T&gt; things)<text:line-break/><text:tab/><text:tab/>String +rndPhoneNumber()<text:line-break/><text:tab/><text:tab/>String +rndForeName()<text:line-break/><text:tab/><text:tab/>String +rndSurname()</text:p>
      <text:p text:style-name="P8"><text:tab/><text:tab/><text:span text:style-name="T16">Set&lt;Dish&gt; +rndTestDishes()</text:span><text:line-break/><text:tab/><text:tab/>S<text:span text:style-name="T16">et&lt;Beverage&gt; +rndTestBeverages()</text:span><text:line-break/><text:tab/> <text:s/></text:p>
      <text:p text:style-name="P9"><text:tab/><text:span text:style-name="T6">GameController</text:span> <text:span text:style-name="T20">(user input / simulation loop), operations nesting in call order</text:span>:<text:line-break/><text:span text:style-name="T20"><text:tab/><text:tab/>+showLogo()<text:line-break/><text:tab/><text:tab/>+gameLoop()</text:span></text:p>
      <text:p text:style-name="P21"><text:tab/><text:tab/><text:tab/>+userOpExit()</text:p>
      <text:p text:style-name="P21"><text:tab/><text:tab/><text:tab/>+mainUserMenuOpHighScoreList()</text:p>
      <text:p text:style-name="P21"><text:tab/><text:tab/><text:tab/>+mainUserMenuOpPlay()</text:p>
      <text:p text:style-name="P22"><text:tab/><text:tab/><text:tab/><text:tab/>+ askPlayerInfo()<text:line-break/><text:tab/><text:tab/><text:tab/><text:tab/>+ askRestaurantInfo(Player player)<text:line-break/><text:tab/><text:tab/><text:tab/><text:tab/>+ createStaff()<text:line-break/><text:tab/><text:tab/><text:tab/><text:tab/>+ askRestaurantMenu(Game game)</text:p>
      <text:p text:style-name="P23"><text:tab/><text:tab/><text:tab/><text:tab/><text:tab/>+askDishInfo(int order)<text:line-break/><text:tab/><text:tab/><text:tab/><text:tab/><text:tab/>+askBeverageInfo(int order)<text:line-break/><text:tab/><text:tab/><text:tab/><text:tab/><text:tab/>+askMenuItemInfo(MenuItem item, int order)<text:line-break/><text:tab/><text:tab/><text:tab/><text:tab/>+ dailyLoop(Game game)<text:line-break/><text:tab/><text:tab/><text:tab/><text:tab/><text:tab/>+ showBankruptcy()<text:line-break/><text:tab/><text:tab/><text:tab/><text:tab/><text:tab/>+ askRestaurantMenu(Game game)<text:line-break/><text:tab/><text:tab/><text:tab/><text:tab/><text:tab/>+ dailyCommandInput(Game game)<text:tab/></text:p>
      <text:p text:style-name="P23"><text:tab/><text:tab/><text:tab/><text:tab/><text:tab/><text:tab/>+ getTrainableStaff(Game game)<text:line-break/><text:tab/><text:tab/><text:tab/><text:tab/><text:tab/><text:tab/>+ assignWaiterTablesInput(Game game)<text:line-break/><text:tab/><text:tab/><text:tab/><text:tab/><text:tab/><text:tab/>+ trainInput(Game game)<text:line-break/><text:line-break/><text:tab/><text:tab/><text:tab/><text:tab/><text:tab/>+ daySimulation(Game game)</text:p>
      <text:p text:style-name="P10"><text:line-break/><text:span text:style-name="T6">Added </text:span><text:span text:style-name="T9">attributes/fields</text:span><text:span text:style-name="T6"> </text:span><text:span text:style-name="T8">(since HW2)</text:span><text:span text:style-name="T6">:</text:span></text:p>
      <text:p text:style-name="P10"><text:span text:style-name="T6"><text:tab/></text:span><text:span text:style-name="T10">Game:</text:span><text:span text:style-name="T3"> (removed were start(), exit(), </text:span><text:span text:style-name="T4">getHighScoreList()</text:span><text:span text:style-name="T3">)</text:span></text:p>
      <text:p text:style-name="P24"><text:tab/><text:tab/>+ day: Integer</text:p>
      <text:p text:style-name="P24"><text:tab/><text:tab/>+ getDay(): int</text:p>
      <text:p text:style-name="P24"><text:tab/><text:tab/>+ getRestaurant(): Restaurant</text:p>
      <text:p text:style-name="P24"><text:tab/><text:tab/>+ getClientPopulation(): Set&lt;Client&gt;</text:p>
      <text:p text:style-name="P24"><text:tab/><text:tab/>+ getScore(): Integer</text:p>
      <text:p text:style-name="P10"><text:line-break/><text:tab/><text:span text:style-name="T6">Employee</text:span>:</text:p>
      <text:p text:style-name="P11"><text:tab/><text:tab/><text:span text:style-name="T21">+ getServicedTables(): Set&lt;Table&gt;</text:span></text:p>
      <text:p text:style-name="P12"><text:tab/><text:tab/><text:span text:style-name="T22">+ setExperience(ExperienceLevel level)</text:span></text:p>
      <text:p text:style-name="P12"><text:tab/><text:tab/><text:span text:style-name="T23">+ baseLineClientSatisfactionPercentage() : int</text:span></text:p>
      <text:p text:style-name="P12"><text:tab/><text:tab/><text:span text:style-name="T23">+ getTrainingCost() : int</text:span></text:p>
      <text:p text:style-name="P12"><text:tab/><text:tab/><text:span text:style-name="T24">+ getSalary(): int</text:span></text:p>
      <text:p text:style-name="P13"><text:tab/><text:tab/><text:span text:style-name="T23">+ isWaiter() : boolean</text:span></text:p>
      <text:p text:style-name="P13"><text:tab/><text:tab/><text:span text:style-name="T24">+ experienceString(): String</text:span></text:p>
      <text:p text:style-name="P13"><text:tab/><text:tab/><text:span text:style-name="T24">+ titleString(): String</text:span></text:p>
      <text:p text:style-name="P14"><text:tab/><text:span text:style-name="T11">MenuItem</text:span><text:span text:style-name="T25">:</text:span></text:p>
      <text:p text:style-name="P14"><text:tab/><text:tab/><text:span text:style-name="T25">+ getIngredientCost(): Integer</text:span></text:p>
      <text:p text:style-name="P14"><text:tab/><text:span text:style-name="T12">Restaurant</text:span><text:span text:style-name="T26">:</text:span></text:p>
      <text:p text:style-name="P15"><text:tab/><text:tab/><text:span text:style-name="T26">+ (get/set) Name()/Address()/Menu()/City()/Staff()/Tables()</text:span></text:p>
      <text:p text:style-name="P25"><text:tab/><text:tab/>+ sellMenuItem(MenuItem item)</text:p>
      <text:p text:style-name="P15"><text:tab/><text:tab/><text:span text:style-name="T27">+ getDebtToSuppliers()</text:span></text:p>
      <text:p text:style-name="P14"><text:tab/><text:tab/><text:span text:style-name="T26">+ payDebtToSuppliers()</text:span></text:p>
      <text:p text:style-name="P14"><text:tab/><text:tab/><text:span text:style-name="T27">+ paySalaries()</text:span></text:p>
      <text:p text:style-name="P14"><text:tab/><text:tab/><text:span text:style-name="T27">+ payMonthlyCosts()</text:span></text:p>
      <text:p text:style-name="P14"><text:tab/><text:tab/><text:span text:style-name="T27">+ train(Employee employee)</text:span></text:p>
      <text:p text:style-name="P14"><text:tab/><text:tab/><text:span text:style-name="T27">+ is (High|Low|Medium)Reputation() : boolean</text:span></text:p>
      <text:p text:style-name="P14"><text:tab/><text:tab/><text:span text:style-name="T27">+ getWaiters(): List&lt;Employee&gt;</text:span></text:p>
      <text:p text:style-name="P26"><text:tab/><text:tab/>+ getChef() : Employee</text:p>
      <text:p text:style-name="P14"><text:tab/><text:tab/><text:span text:style-name="T27">+ getBarman() : Employee</text:span></text:p>
      <text:p text:style-name="P15"/>
      <text:p text:style-name="P4"/>
      <text:p text:style-name="P19"><text:line-break/><text:span text:style-name="T6"> _ <text:s text:c="11"/>__ <text:s text:c="20"/><text:line-break/>| \ _._|_ _. (__|_._ <text:s text:c="2"/>__|_ <text:s text:c="2"/>.__ <text:s/>_ <text:line-break/>|_/(_| |_(_| __)|_||_|(_ |_|_||(/__&gt; </text:span><text:line-break/> <text:s text:c="36"/></text:p>
      <text:p text:style-name="P3"><text:line-break/><text:span text:style-name="T17">JavaEnumeration:<text:line-break/> <text:s/>EmployeeType (</text:span><text:span text:style-name="T18">BARMAN</text:span><text:span text:style-name="T17">, </text:span><text:span text:style-name="T18">CHEF</text:span><text:span text:style-name="T17">, </text:span><text:span text:style-name="T18">WAITER</text:span><text:span text:style-name="T17">)<text:line-break/> <text:s/>ExperienceLevel (</text:span><text:span text:style-name="T18">LOW</text:span><text:span text:style-name="T17">, </text:span><text:span text:style-name="T18">MEDIUM</text:span><text:span text:style-name="T17">, </text:span><text:span text:style-name="T18">HIGH</text:span><text:span text:style-name="T17">)<text:line-break/> <text:s/>QualityLevel (</text:span><text:span text:style-name="T18">LOW</text:span><text:span text:style-name="T17">, </text:span><text:span text:style-name="T18">HIGH</text:span><text:span text:style-name="T17">)<text:line-break/><text:line-break/>List:<text:line-break/> <text:s/>List&lt;MealOrder&gt; : </text:span><text:span text:style-name="T19">Client's Orders</text:span><text:span text:style-name="T17"><text:line-break/><text:line-break/>Set:<text:line-break/> <text:s/>population: Set&lt;Client&gt;<text:line-break/> <text:s/>employees : Set&lt;Employee&gt;<text:line-break/><text:line-break/>SortedMap:<text:line-break/> <text:s/>HighScoreList = SortedMap&lt;Game, Player&gt; (ordering defined by Game.score)</text:span></text:p>
      <text:p text:style-name="P28"/>
      <text:p text:style-name="P29"><text:line-break/><text:span text:style-name="T6"> _ <text:s text:c="15"/>_ <text:s text:c="9"/><text:line-break/>|_)_ _ <text:s text:c="4"/>_| _ <text:s/>/ <text:s/>_ <text:s/>_| _ <text:s/><text:line-break/>| _&gt;(/_|_|(_|(_) \_(_)(_|(/_ </text:span></text:p>
      <text:p text:style-name="P3"><text:line-break/> <text:s text:c="28"/><text:line-break/>///////////////////////////////////<text:line-break/>SimulationGenerator<text:line-break/>///////////////////////////////////<text:line-break/> <text:s/>Client +rndClient():<text:line-break/> <text:s text:c="3"/>create Client AS (client)<text:line-break/><text:tab/>set (client) name to (SimulationGenerator.rndForeName())<text:line-break/><text:tab/>set (client) surname to (SimulationGenerator.rndSurname())<text:line-break/><text:tab/>set (client) phone number to (SimulationGenerator.rndPhoneNumber())<text:line-break/><text:tab/>set (client) tax code to (SimulationGenerator.rndTaxCode())<text:line-break/> <text:s text:c="3"/>return (client)<text:line-break/><text:line-break/> <text:s/>Set&lt;Client&gt; +rndPopulation(Integer populationSize):<text:line-break/> <text:s text:c="3"/>create Set&lt;Client&gt; AS (population)<text:line-break/> <text:s text:c="3"/>while (population) contains less than populationSize Clients<text:line-break/> <text:s text:c="5"/>add (SimulationGenerator.rndClient()) to (population)<text:line-break/><text:tab/>return (population)<text:line-break/><text:line-break/> <text:s/>Employee +rndEmployee(EmployeeType employeeType):<text:line-break/> <text:s text:c="3"/>create Employee AS (employee)<text:line-break/> <text:s text:c="3"/>set (employee) name to (SimulationGenerator.rndForeName())<text:line-break/> <text:s text:c="3"/>set (employee) surname to (SimulationGenerator.rndSurname())<text:line-break/> <text:s text:c="3"/>set (employee) experience to Low<text:line-break/> <text:s text:c="3"/>set (employee) type to (employeeType)<text:line-break/> <text:s text:c="3"/>set (employee) salary to (#Employee Salary (employee))<text:line-break/> <text:s text:c="3"/>if (employeeType) is Chef<text:line-break/> <text:s text:c="5"/>set (employee) tax code to (SimulationGenerator.rndTaxCode())<text:line-break/><text:tab/>return (employee)<text:line-break/><text:line-break/> <text:s/>Set&lt;Employee&gt; +rndStaff(Map&lt;EmployeeType, Integer&gt; employeeCounts):<text:line-break/> <text:s text:c="3"/>create Set&lt;Employee&gt; as (result)<text:line-break/> <text:s text:c="3"/>for each (employeeType, employeeCount) FROM (employeeCounts)<text:line-break/> <text:s text:c="5"/>create Set&lt;Employee&gt; as (employees)<text:line-break/><text:tab/> <text:s/>while (employees) contains less than (employeeCount) elements<text:line-break/><text:tab/> <text:s text:c="3"/>add SimulationGenerator.rndEmployee(employeeType) to (employees)<text:line-break/><text:tab/> <text:s/>add (employees) to (result)<text:line-break/><text:tab/>return result<text:line-break/><text:line-break/> <text:s/>Set&lt;Integer&gt; +rndCombination(Integer k, Integer n):<text:line-break/> <text:s text:c="3"/>create empty Set&lt;Integer&gt; of initial allocated size k AS (combination)<text:line-break/> <text:s text:c="3"/>if (k == n)<text:line-break/> <text:s text:c="5"/>add 1..n to (combination)<text:line-break/><text:tab/> <text:s/>return (combination)<text:line-break/><text:tab/>else<text:line-break/><text:tab/> <text:s/>while (combination) has less than k elements<text:line-break/><text:tab/> <text:s text:c="3"/>add random Integer from range (1..n) to (combination)<text:line-break/><text:tab/>return (combination)<text:line-break/><text:line-break/> <text:s/>Set&lt;T&gt; +rndCombination(Integer k, Set&lt;T&gt; things):<text:line-break/> <text:s text:c="3"/>set (SimulationGenerator.rndCombination(k, length of (things)) AS (numberCombination)<text:line-break/> <text:s text:c="3"/>for each (numericIndex) from (combination)<text:line-break/> <text:s text:c="5"/>add (things) element at (numericIndex) to (result)<text:line-break/> <text:s text:c="3"/>return (result)<text:line-break/><text:line-break/> <text:s/>String +rndPhoneNumber():<text:line-break/> <text:s text:c="3"/>get random country code from predefined international calling country codes list AS (prefix)<text:line-break/> <text:s text:c="3"/>generate random 8-digit number AS (suffix)<text:line-break/> <text:s text:c="3"/>return concatenation of (prefix) AND single whitespace AND (suffix)<text:line-break/><text:line-break/> <text:s/>String +rndForeName():<text:line-break/> <text:s text:c="3"/>return (random element from pre-defined forenames List)<text:line-break/><text:line-break/> <text:s/>String +rndSurname():<text:line-break/> <text:s text:c="3"/>return (random element from pre-defined surnames List)<text:line-break/><text:line-break/> <text:s/>String +rndTaxCode():<text:line-break/> <text:s text:c="3"/>return (random 11-digit string)<text:line-break/>///////////////////////////////////<text:line-break/>END OF SimulationGenerator<text:line-break/>///////////////////////////////////<text:line-break/><text:line-break/>///////////////////////////////////<text:line-break/>Employee<text:line-break/>///////////////////////////////////<text:line-break/> <text:s/>integer +getTrainingCost():<text:line-break/> <text:s text:c="3"/>if (employee) type is not Waiter OR Chef OR Barman<text:line-break/><text:tab/> <text:s/>throw Exception<text:line-break/><text:tab/>else<text:line-break/><text:tab/> <text:s/>if (employee) type is Waiter<text:line-break/><text:tab/> <text:s text:c="3"/>return 800<text:line-break/><text:tab/> <text:s/>else<text:line-break/><text:tab/> <text:s text:c="3"/>return 1200<text:line-break/><text:line-break/> <text:s/>boolean +increaseExperience():<text:line-break/> <text:s text:c="3"/>if (employee) experience is not Low OR Medium<text:line-break/><text:tab/> <text:s/>throw Exception<text:line-break/><text:tab/>else if (employee) experience is Low<text:line-break/><text:tab/> <text:s/>set (employee) experience to Medium<text:line-break/><text:tab/>else if (employee) experience is Medium<text:line-break/><text:tab/> <text:s/>set (employee) experience to High<text:line-break/><text:line-break/> <text:s/>integer +getSalary():<text:line-break/> <text:s text:c="3"/>baseSalary = 200 if (employee) is Waiter else 300<text:line-break/> <text:s text:c="3"/>if (employee) experience is High<text:line-break/> <text:s text:c="5"/>return (baseSalary) + 200<text:line-break/> <text:s text:c="3"/>else if (employee) experience is Medium<text:line-break/> <text:s text:c="5"/>return (baseSalary) + 100<text:line-break/> <text:s text:c="3"/>return (baseSalary)<text:line-break/>///////////////////////////////////<text:line-break/>END OF Employee<text:line-break/>///////////////////////////////////<text:line-break/><text:tab/><text:tab/><text:tab/><text:tab/><text:tab/><text:tab/><text:tab/> <text:line-break/>(game starts from Controller.main)<text:line-break/><text:line-break/># Assign Tables(Game)<text:line-break/> <text:s/>TODO<text:line-break/><text:line-break/># Create Menu<text:line-break/> <text:s/>create Set&lt;Dish&gt; with 5 unspecified dishes AS (dishes)<text:line-break/> <text:s/>create Set&lt;Beverage&gt; with 5 unspecified dishes AS (beverages)<text:line-break/> <text:s/><text:line-break/><text:line-break/># De-serialize High Score List<text:line-break/> <text:s/>de-serialize HighScoreList from saved file 'muratino-hs.ser'<text:line-break/><text:line-break/># Display High Score List(HighScoreList)<text:line-break/> <text:s/>for each pair of (game, player) IN HighScoreList<text:line-break/> <text:s text:c="3"/>display rank (index of pair)<text:line-break/><text:tab/>display player name<text:line-break/><text:tab/>display game score<text:line-break/><text:tab/>display newline<text:line-break/><text:line-break/># Game Day Simulation(Game)<text:line-break/> <text:s/>set (#Semi-Random Table Combination(restaurant)) AS (occupiedTables)<text:line-break/> <text:s/>set (#Semi-Random Client Combination(restaurant)) AS (visitingClients)<text:line-break/> <text:s/>TODO<text:line-break/><text:line-break/># End Of Game Day<text:line-break/> <text:s/>display "Another business day has passed."<text:line-break/> <text:s/>display "Budget available for the next day is: " and <text:s/>(restaurant.availableBudget)<text:line-break/> <text:s/>TODO<text:line-break/><text:line-break/># Exit Game<text:line-break/> <text:s/>terminate game process<text:line-break/><text:line-break/># Expect User Input (instructions, pattern)<text:line-break/> <text:s/>display instructions<text:line-break/> <text:s/>wait for user input AS (input)<text:line-break/> <text:s/>if (input) does not match (pattern)<text:line-break/> <text:s text:c="3"/>display (input) and " is not valid command, come again, chief: "<text:line-break/> <text:s text:c="2"/>return (#Expect User Input (pattern))<text:line-break/> <text:s/>else <text:line-break/> <text:s text:c="2"/>return (input)<text:line-break/> <text:s/><text:line-break/># Main<text:line-break/> <text:s/>population = SimulationGenerator.rndPopulation(18)<text:line-break/> <text:s/>employees = SimulationGenerator.rndStaff({Barman:1, Chef:1, Waiter: 3})<text:line-break/> <text:s/>while (user has not chosen to exit the game)<text:line-break/> <text:s text:c="3"/># Show Player Options Menu<text:line-break/> <text:s text:c="3"/># Wait User Input<text:line-break/> <text:s text:c="3"/># React To User Input<text:line-break/><text:line-break/># Save High Score List<text:line-break/> <text:s/>serialize HighScoreList into saved file 'muratino-hs.ser'<text:line-break/><text:line-break/># Semi-Random Client Combination(restaurant, population)<text:line-break/> <text:s text:c="2"/>numClients = if (restaurant.reputation) is &gt;= 30 set restaurant.tables.length*2 AS (numClients)<text:line-break/> <text:s text:c="2"/>else if (restaurant.reputation) is &lt; 15 set 4 AS (numClients)<text:line-break/> <text:s text:c="2"/>else set 10 AS (numClients)<text:line-break/> <text:s text:c="2"/>return SimulationGenerator.rndCombination(numClients, population)<text:line-break/> <text:s/><text:line-break/># Semi-Random Table Combination(restaurant)<text:line-break/> <text:s text:c="2"/>if (restaurant.reputation) is &gt;= 30<text:line-break/> <text:s text:c="4"/>return (1..9)<text:line-break/> <text:s text:c="2"/>if (restaurant.reputation) is &lt; 15<text:line-break/> <text:s text:c="4"/>return (#Random Combination(2, 9))<text:line-break/> <text:s text:c="2"/>else<text:line-break/> <text:s text:c="4"/>return (#Random Combination(5, 9))<text:line-break/><text:line-break/># Show Player Options Menu<text:line-break/> <text:s/>if (no Game ongoing)<text:line-break/> <text:s text:c="4"/>display "1. Start New Game"<text:line-break/><text:tab/> display newline<text:line-break/><text:tab/> display "2. View High Score List"<text:line-break/><text:tab/> display newline<text:line-break/><text:tab/> display "42. Exit Game"<text:line-break/><text:tab/> display newline<text:line-break/><text:tab/> (#Expect User Input ("1|2|42")) AS (cmd)<text:line-break/><text:tab/> if (cmd) is 1<text:line-break/><text:tab/> <text:s text:c="2"/>(#Start Game)<text:line-break/><text:tab/> else if (cmd) is 2<text:line-break/><text:tab/> <text:s text:c="2"/>(#Show High Score List)<text:line-break/><text:tab/> else if (cmd) is 42<text:line-break/><text:tab/> <text:s text:c="2"/>(#Exit Game)<text:line-break/> <text:s/>else if (not end of month AND restaurant.availableBudget &lt; 0)<text:line-break/> <text:s text:c="4"/>display "Game has ended with a bankruptcy, funds missing" AND (-restaurant.availableBudget) AND " EUR"<text:line-break/> <text:s/>else if (End of month has ended and restaurant.availableBudget is &lt; 0)<text:line-break/> <text:s/>else if ()<text:line-break/><text:line-break/># Start Game<text:line-break/> <text:s/>display Ascii Art Game Logo<text:line-break/> <text:s/>display newline<text:line-break/> <text:s/>display "It is a beautiful autumn in a cold northern country of Estonia."<text:line-break/> <text:s/>display newline<text:line-break/> <text:s/>display "Almost all pale yellow leaves are fallen from birches and maples."<text:line-break/> <text:s/>display newline<text:line-break/> <text:s/>display "In the creeping winter students roam in their coats and hats."<text:line-break/> <text:s/>display newline<text:line-break/> <text:s/>display "And you have decided to open up a new cozy restaurant."<text:line-break/> <text:s/>display newline<text:line-break/> <text:s/>display "What is your name, brave entrepreneur?"<text:line-break/> <text:s/>(#Expect User Input("[a-zA-z]+\n")) AS (playerName)<text:line-break/> <text:s/>display "How do you want to name your restaurant, " and (playerName) and "?"<text:line-break/> <text:s/>(#Expect User Input("[a-zA-z]+\n")) AS (restaurantName)<text:line-break/> <text:s/>display "What city will you open your restaurant in, " and (playerName) and "?"<text:line-break/> <text:s/>(#Expect User Input("[a-zA-z]+\n")) AS (city)<text:line-break/> <text:s/>display "What is the address where you have acquired the restaurant space, " and (playerName) and "?"<text:line-break/> <text:s/>(#Expect User Input("[a-zA-z]+\n")) AS (restaurantAddress)<text:line-break/> <text:s/>create new Player as (player)<text:line-break/> <text:s/>set (player) name to (playerName)<text:line-break/> <text:s/>create new Restaurant as (restaurant)<text:line-break/> <text:s/>set (restaurant) name to (restaurantName)<text:line-break/> <text:s/>set (restaurant) city to (city)<text:line-break/> <text:s/>set (restaurant) address to (restaurantAddress)<text:line-break/> <text:s/>set (restaurant) owner to (player)<text:line-break/><text:line-break/># Train Staff<text:line-break/><text:line-break/># View Game Statistics<text:line-break/> <text:s/>Staff Names<text:line-break/><text:line-break/># Show High Score List<text:line-break/> <text:s/>(#De-serialize High Score List) AS (highScoreList)<text:line-break/> <text:s/>(# Display High Score List(highScoreList))<text:line-break/> <text:s/>display "Press &lt;Enter&gt; to continue"<text:line-break/> <text:s/>display newline<text:line-break/> <text:s/>(#Expect User Input("\n")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relief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2:43:45.293554432</meta:creation-date>
    <dc:date>2014-11-06T07:58:59.555000000</dc:date>
    <meta:editing-duration>PT2H38M4S</meta:editing-duration>
    <meta:editing-cycles>5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57" meta:word-count="1271" meta:character-count="11030" meta:non-whitespace-character-count="8799"/>
  </office:meta>
</office:document-meta>
</file>